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1a8" officeooo:paragraph-rsid="001871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dena1 = 'ABCDEFGHIJKLMNOPQRSTUVWXYZ@#$%&amp;'</text:p>
      <text:p text:style-name="P1">cadena2 = 'abcdefghijklmnopqrstuvwxyz=+-:/'</text:p>
      <text:p text:style-name="P1"/>
      <text:p text:style-name="P1">COE <text:s/>= u'\u2500' # ─ </text:p>
      <text:p text:style-name="P1">CNS <text:s/>= u'\u2502' # │ </text:p>
      <text:p text:style-name="P1">CES <text:s/>= u'\u250C' # ┌ </text:p>
      <text:p text:style-name="P1">CSO <text:s/>= u'\u2510' # ┐ </text:p>
      <text:p text:style-name="P1">CNE <text:s/>= u'\u2514' # └ </text:p>
      <text:p text:style-name="P1">CON <text:s/>= u'\u2518' # ┘ </text:p>
      <text:p text:style-name="P1">COES = u'\u252C' # ┬ </text:p>
      <text:p text:style-name="P1">CNES = u'\u251C' # ├ </text:p>
      <text:p text:style-name="P1">CONS = u'\u2524' # ┤ </text:p>
      <text:p text:style-name="P1">CONE = u'\u2534' # ┴ </text:p>
      <text:p text:style-name="P1">CSOM = u'\u2593' # ▒</text:p>
      <text:p text:style-name="P1"/>
      <text:p text:style-name="P1">'▓' si está cerrada y no marcada (celda sombreada) </text:p>
      <text:p text:style-name="P1"/>
      <text:p text:style-name="P1">'X' si está cerrada y marcada </text:p>
      <text:p text:style-name="P1">' ' si está abierta y n = 0 </text:p>
      <text:p text:style-name="P1"/>
      <text:p text:style-name="P1">'?' si está abierta y n &lt; 0 (se han marcado un número excesivo de celdas vecinas) </text:p>
      <text:p text:style-name="P1"/>
      <text:p text:style-name="P1">El dígito que indica n si está abierta y n &gt; 0 </text:p>
      <text:p text:style-name="P1"/>
      <text:p text:style-name="P1"/>
      <text:p text:style-name="P1"/>
      <text:p text:style-name="P1">Al revelar el tablero (ya sea por explosión de mina o por finalización correcta) todas las celdas pasan </text:p>
      <text:p text:style-name="P1">a estado abierto, y se pueden dar los siguientes estados adicionales: </text:p>
      <text:p text:style-name="P1"/>
      <text:p text:style-name="P1">'#' si está abierta, marcada, y no contiene mina (marcado erróneo) </text:p>
      <text:p text:style-name="P1">'*' si está abierta, no marcada, y contiene mina (ausencia de marcado) </text:p>
      <text:p text:style-name="P1"/>
      <text:p text:style-name="P1"/>
      <text:p text:style-name="P1">class Tablero:</text:p>
      <text:p text:style-name="P1"><text:s text:c="4"/>def __init__(self,mayusculas,minusculas,filas,columnas):</text:p>
      <text:p text:style-name="P1"><text:s text:c="8"/>self.may = mayusculas</text:p>
      <text:p text:style-name="P1"><text:s text:c="8"/>self.min = minusculas</text:p>
      <text:p text:style-name="P1"><text:s text:c="8"/>self.tabla = [[u'\u2593' for i in range (columnas)]for j in range (filas)]</text:p>
      <text:p text:style-name="P1"><text:s text:c="8"/>self.marcada = False</text:p>
      <text:p text:style-name="P1"><text:s text:c="8"/>self.cerrada = True</text:p>
      <text:p text:style-name="P1"/>
      <text:p text:style-name="P1"><text:s/>class Celda:</text:p>
      <text:p text:style-name="P1"><text:s text:c="5"/>def __init___(self, bomba, bombas_alrededor):</text:p>
      <text:p text:style-name="P1"><text:s text:c="8"/>self.delante = CSOM</text:p>
      <text:p text:style-name="P1"><text:s text:c="8"/>self.detras = bomba</text:p>
      <text:p text:style-name="P1"><text:s text:c="8"/>self.prox = bombas_alrededor</text:p>
      <text:p text:style-name="P1"><text:s text:c="4"/>def rellenar_detras(self,dato):</text:p>
      <text:p text:style-name="P1"><text:s text:c="8"/>self.detras = dato</text:p>
      <text:p text:style-name="P1"/>
      <text:p text:style-name="P1"><text:s text:c="4"/>def cambiar_delante(self):</text:p>
      <text:p text:style-name="P1"><text:s text:c="8"/>if (self.marcada == False) and (self.cerrada == True):</text:p>
      <text:p text:style-name="P1"><text:soft-page-break/><text:s text:c="12"/>self.delate = u'\u2593'</text:p>
      <text:p text:style-name="P1"><text:s text:c="12"/></text:p>
      <text:p text:style-name="P1"><text:s text:c="8"/>if (self.marcada == True) and (self.cerrada == True):</text:p>
      <text:p text:style-name="P1"><text:s text:c="12"/>self.delante = 'X'</text:p>
      <text:p text:style-name="P1"/>
      <text:p text:style-name="P1"><text:s text:c="8"/>if (self.prox == 0) and (self.cerrada == False):</text:p>
      <text:p text:style-name="P1"><text:s text:c="12"/>self.delante = ' '</text:p>
      <text:p text:style-name="P1"><text:s text:c="8"/>if (self.prox &lt;= 0) and (self.cerrada == False): #numero excesivo de celdas</text:p>
      <text:p text:style-name="P1"><text:s text:c="12"/>self.delante = '?'</text:p>
      <text:p text:style-name="P1"><text:s text:c="8"/>if (self.prox &lt;= 0) and (self.cerrada == False):</text:p>
      <text:p text:style-name="P1"/>
      <text:p text:style-name="P1"><text:s text:c="4"/>def revelar_fin(self):</text:p>
      <text:p text:style-name="P1"><text:s text:c="8"/>#'#' si está abierta, marcada, y no contiene mina (marcado erróneo) </text:p>
      <text:p text:style-name="P1"><text:s text:c="8"/>#'*' si está abierta, no marcada, y contiene mina (ausencia de marcado) </text:p>
      <text:p text:style-name="P1"/>
      <text:p text:style-name="P1"/>
      <text:p text:style-name="P1">'''</text:p>
      <text:p text:style-name="P1">matriz = [[u'\u2593' for i in range (columnas)]for j in range (filas)]</text:p>
      <text:p text:style-name="P1">def imprimir(filas,columnas):</text:p>
      <text:p text:style-name="P1"/>
      <text:p text:style-name="P1"><text:s text:c="4"/>#[print chr('a'+a), for a in range (columnas) ]</text:p>
      <text:p text:style-name="P1"><text:s text:c="4"/>#print '\n'</text:p>
      <text:p text:style-name="P1"><text:s text:c="4"/>for a in range(columnas):</text:p>
      <text:p text:style-name="P1"><text:s text:c="8"/>print unichr(ord('a')+ a)+ ' ',</text:p>
      <text:p text:style-name="P1"><text:s text:c="4"/>print '\n'</text:p>
      <text:p text:style-name="P1"><text:s text:c="4"/></text:p>
      <text:p text:style-name="P1"><text:s text:c="4"/>for i in range(filas):</text:p>
      <text:p text:style-name="P1"><text:s text:c="8"/>for j in range(columnas): <text:s text:c="11"/></text:p>
      <text:p text:style-name="P1"><text:s text:c="12"/>print (unichr(ord('A') + i) + ((3 if i%2==0 else 1) * (" ")) + matriz[i][j]+" " if (j== 0) else <text:s/>matriz[i][j]+" "),</text:p>
      <text:p text:style-name="P1"><text:s text:c="8"/>print "\n"</text:p>
      <text:p text:style-name="P1">'''</text:p>
      <text:p text:style-name="P1"/>
      <text:p text:style-name="P1"/>
      <text:p text:style-name="P1"/>
      <text:p text:style-name="P1"/>
      <text:p text:style-name="P1">primero.py</text:p>
      <text:p text:style-name="P1"/>
      <text:p text:style-name="P1">'''dic = dict(zip('abcdefghijklmnopqrstuvwxyz=+-:/', [1,2,3,4,5,6,7,8,9,10,11,12,13,14,15,16,17,18,19,20,21,22,23,24,25,26,27,28,29,30,31]))</text:p>
      <text:p text:style-name="P1">minusculas = {'+': 28, '-': 29, '/': 31, ':': 30, '=': 27, 'a': 1, 'c': 3, 'b': 2, 'e': 5, 'd': 4, 'g': 7, 'f': 6, 'i': 9, 'h': 8, 'k': 11, 'j': 10, 'm': 13, 'l': 12, 'o': 15, 'n': 14, 'q': 17, 'p': 16, 's': 19, 'r': 18, 'u': 21, 't': 20, 'w': 23, 'v': 22, 'y': 25, 'x': 24, 'z': 26}</text:p>
      <text:p text:style-name="P1">mayusculas = {'#': 28, '%': 30, '$': 29, '&amp;': 31, 'A': 1, '@': 27, 'C': 3, 'B': 2, 'E': 5, 'D': 4, 'G': 7, 'F': 6, 'I': 9, 'H': 8, 'K': 11, 'J': 10, 'M': 13, 'L': 12, 'O': 15, 'N': 14, 'Q': 17, 'P': 16, 'S': 19, 'R': 18, 'U': 21, 'T': 20, 'W': 23, 'V': 22, 'Y': 25, 'X': 24, 'Z': 26}</text:p>
      <text:p text:style-name="P1">'''</text:p>
      <text:p text:style-name="P1">#Buscaminas</text:p>
      <text:p text:style-name="P1"/>
      <text:p text:style-name="P1">play=1</text:p>
      <text:p text:style-name="P1"/>
      <text:p text:style-name="P1">print "BUSCAMINAS"</text:p>
      <text:p text:style-name="P1"><text:soft-page-break/>print "----------"</text:p>
      <text:p text:style-name="P1">print "1-Principiante (9x9, 10 minas)"</text:p>
      <text:p text:style-name="P1">print "2-Intermedio (16x16, 40 minas)"</text:p>
      <text:p text:style-name="P1">print "3-Experto (16x30, 99 minas)"</text:p>
      <text:p text:style-name="P1">print "4-Leer de fichero "</text:p>
      <text:p text:style-name="P1">print "5-Salir"</text:p>
      <text:p text:style-name="P1"/>
      <text:p text:style-name="P1">modo=int(input())</text:p>
      <text:p text:style-name="P1">while (modo&lt;1 or modo &gt;5):</text:p>
      <text:p text:style-name="P1"><text:s text:c="4"/>modo=int(input("Introduzca un modo valido, por favor"))</text:p>
      <text:p text:style-name="P1"/>
      <text:p text:style-name="P1">print("En pruebas, solo funciona 1 y 2 ")</text:p>
      <text:p text:style-name="P1"/>
      <text:p text:style-name="P1">if (modo==1):</text:p>
      <text:p text:style-name="P1"><text:s text:c="4"/>filas=columnas=9</text:p>
      <text:p text:style-name="P1">elif (modo==2):</text:p>
      <text:p text:style-name="P1"><text:s text:c="4"/>filas = columnas=16</text:p>
      <text:p text:style-name="P1">elif (modo == 3):</text:p>
      <text:p text:style-name="P1"><text:s text:c="4"/>filas, columnas = 16,30</text:p>
      <text:p text:style-name="P1">elif(modo == 4):</text:p>
      <text:p text:style-name="P1"><text:s text:c="4"/>print "leer fichero"</text:p>
      <text:p text:style-name="P1">else:</text:p>
      <text:p text:style-name="P1"><text:s text:c="4"/>exit</text:p>
      <text:p text:style-name="P1"/>
      <text:p text:style-name="P1"/>
      <text:p text:style-name="P1">def imprimir(filas,columnas):</text:p>
      <text:p text:style-name="P1"/>
      <text:p text:style-name="P1"><text:s text:c="4"/>#[print chr('a'+a), for a in range (columnas) ]</text:p>
      <text:p text:style-name="P1"><text:s text:c="4"/>#print '\n'</text:p>
      <text:p text:style-name="P1"><text:s text:c="4"/>for a in range(columnas):</text:p>
      <text:p text:style-name="P1"><text:s text:c="8"/>print unichr(ord('a')+ a)+ ' ',</text:p>
      <text:p text:style-name="P1"><text:s text:c="4"/>print '\n'</text:p>
      <text:p text:style-name="P1"><text:s text:c="4"/></text:p>
      <text:p text:style-name="P1"><text:s text:c="4"/>for i in range(filas):</text:p>
      <text:p text:style-name="P1"><text:s text:c="8"/>for j in range(columnas): <text:s text:c="11"/></text:p>
      <text:p text:style-name="P1"><text:s text:c="12"/>print (unichr(ord('A') + i) + ((3 if i%2==0 else 1) * (" ")) + matriz[i][j]+" " if (j== 0) else <text:s/>matriz[i][j]+" "),</text:p>
      <text:p text:style-name="P1"><text:s text:c="8"/>print "\n"</text:p>
      <text:p text:style-name="P1"># hay que ponerlo primero en formato lista para utilizarlo</text:p>
      <text:p text:style-name="P1"/>
      <text:p text:style-name="P1">#esta funcion solo vale para recibir de 3 en 3 si no habra que poner que da error</text:p>
      <text:p text:style-name="P1">#y volver a hacer otra pedida de datos.</text:p>
      <text:p text:style-name="P1">def entrada(cadena):</text:p>
      <text:p text:style-name="P1"><text:s text:c="4"/>vec = []</text:p>
      <text:p text:style-name="P1"><text:s text:c="4"/>while(' ' in cadena):</text:p>
      <text:p text:style-name="P1"><text:s text:c="8"/>cadena.remove(' ')</text:p>
      <text:p text:style-name="P1"/>
      <text:p text:style-name="P1"><text:s text:c="4"/>for a in range(len(cadena)/3):</text:p>
      <text:p text:style-name="P1"><text:s text:c="8"/>vec.append('')</text:p>
      <text:p text:style-name="P1"><text:s text:c="8"/>for i in range(3):</text:p>
      <text:p text:style-name="P1"><text:s text:c="12"/>if (cadena != []):</text:p>
      <text:p text:style-name="P1"><text:s text:c="16"/></text:p>
      <text:p text:style-name="P1"><text:soft-page-break/><text:s text:c="16"/>vec[a]= vec[a] + cadena[0]</text:p>
      <text:p text:style-name="P1"><text:s text:c="16"/>del cadena[0]</text:p>
      <text:p text:style-name="P1"><text:s text:c="16"/></text:p>
      <text:p text:style-name="P1"><text:s text:c="4"/>return vec</text:p>
      <text:p text:style-name="P1"/>
      <text:p text:style-name="P1">'''def prueba():</text:p>
      <text:p text:style-name="P1"><text:s text:c="4"/>cadena1 = 'ABCDEFGHIJKLMNOPQRSTUVWXYZ@#$%&amp;'</text:p>
      <text:p text:style-name="P1"><text:s text:c="4"/>cadena2 = 'abcdefghijklmnopqrstuvwxyz=+-:/'</text:p>
      <text:p text:style-name="P1"><text:s text:c="4"/>cadena3 = []</text:p>
      <text:p text:style-name="P1"/>
      <text:p text:style-name="P1"><text:s text:c="4"/>for i in range(len(cadena1)):</text:p>
      <text:p text:style-name="P1"><text:s text:c="8"/>cadena3.append( cadena1[i]+ cadena2[i])</text:p>
      <text:p text:style-name="P1"><text:s text:c="4"/>return cadena3</text:p>
      <text:p text:style-name="P1"/>
      <text:p text:style-name="P1">a = prueba()</text:p>
      <text:p text:style-name="P1">b = list(a)</text:p>
      <text:p text:style-name="P1">print b</text:p>
      <text:p text:style-name="P1">print a</text:p>
      <text:p text:style-name="P1"/>
      <text:p text:style-name="P1">#ABCDEFGHIJKLMNOPQRSTUVWXYZ@#$%&amp;</text:p>
      <text:p text:style-name="P1">#abcdefghijklmnopqrstuvwxyz=+-:/</text:p>
      <text:p text:style-name="P1">#dicciconario = {hola: 1,hola2:2}</text:p>
      <text:p text:style-name="P1">'''</text:p>
      <text:p text:style-name="P1">matriz = [[u'\u2593' for i in range (columnas)]for j in range (filas)]</text:p>
      <text:p text:style-name="P1"><text:s text:c="3"/></text:p>
      <text:p text:style-name="P1">imprimir(filas,columnas)</text:p>
      <text:p text:style-name="P1"/>
      <text:p text:style-name="P1"/>
      <text:p text:style-name="P1"/>
      <text:p text:style-name="P1"/>
      <text:p text:style-name="P1"><text:s text:c="4"/></text:p>
      <text:p text:style-name="P1">#Cambio de casilla</text:p>
      <text:p text:style-name="P1"/>
      <text:p text:style-name="P1">print "Entre 0 y 9 por ahora \n "</text:p>
      <text:p text:style-name="P1"/>
      <text:p text:style-name="P1">a=int(input("Posicion i: "))</text:p>
      <text:p text:style-name="P1">b=int(input("Posicion j: "))</text:p>
      <text:p text:style-name="P1"/>
      <text:p text:style-name="P1">matriz[a][b]='@'</text:p>
      <text:p text:style-name="P1"/>
      <text:p text:style-name="P1">imprimir(filas,columnas)</text:p>
      <text:p text:style-name="P1"/>
      <text:p text:style-name="P1"/>
      <text:p text:style-name="P1">pruebas.py</text:p>
      <text:p text:style-name="P1"/>
      <text:p text:style-name="P1"/>
      <text:p text:style-name="P1">'''def prueba(filas,columnas):</text:p>
      <text:p text:style-name="P1"><text:s text:c="4"/>cadena1 = 'ABCDEFGHIJKLMNOPQRSTUVWXYZ@#$%&amp;'</text:p>
      <text:p text:style-name="P1"><text:s text:c="4"/>cadena2 = 'abcdefghijklmnopqrstuvwxyz=+-:/'</text:p>
      <text:p text:style-name="P1"><text:s text:c="4"/>cadena3 = []</text:p>
      <text:p text:style-name="P1"><text:s text:c="4"/></text:p>
      <text:p text:style-name="P1"><text:s text:c="4"/>for i in range(filas):</text:p>
      <text:p text:style-name="P1"><text:soft-page-break/><text:s text:c="8"/>for j in range(columnas):</text:p>
      <text:p text:style-name="P1"><text:s text:c="12"/>cadena3.append(str(i)+str(j))</text:p>
      <text:p text:style-name="P1"><text:s text:c="12"/>#cadena3.append( cadena1[i]+ cadena2[j])</text:p>
      <text:p text:style-name="P1"><text:s text:c="4"/>return cadena3</text:p>
      <text:p text:style-name="P1"><text:s text:c="4"/></text:p>
      <text:p text:style-name="P1">a = prueba(input("numero de filas"),input("numero de columnas"))</text:p>
      <text:p text:style-name="P1"/>
      <text:p text:style-name="P1">print a</text:p>
      <text:p text:style-name="P1"/>
      <text:p text:style-name="P1">#ahora hay que integrar esta lista en un diccionario con las celdas necesarias</text:p>
      <text:p text:style-name="P1">#y este seria nuestro tablero </text:p>
      <text:p text:style-name="P1"/>
      <text:p text:style-name="P1">#ABCDEFGHIJKLMNOPQRSTUVWXYZ@#$%&amp;</text:p>
      <text:p text:style-name="P1">#abcdefghijklmnopqrstuvwxyz=+-:/</text:p>
      <text:p text:style-name="P1">#dicciconario = {hola: 1,hola2:2}</text:p>
      <text:p text:style-name="P1">'''</text:p>
      <text:p text:style-name="P1">'''</text:p>
      <text:p text:style-name="P1">class celda(object):</text:p>
      <text:p text:style-name="P1"/>
      <text:p text:style-name="P1"><text:s text:c="4"/>def __init__(self,bomba):</text:p>
      <text:p text:style-name="P1"><text:s text:c="8"/>self.casilla = u'\u2593'</text:p>
      <text:p text:style-name="P1"><text:s text:c="8"/>self.detras = bomba</text:p>
      <text:p text:style-name="P1"/>
      <text:p text:style-name="P1"><text:s text:c="4"/>def abrir(self):</text:p>
      <text:p text:style-name="P1"><text:s text:c="8"/>if self.detras == True:</text:p>
      <text:p text:style-name="P1"><text:s text:c="12"/>print 'fin del juego'</text:p>
      <text:p text:style-name="P1"><text:s text:c="8"/>else:</text:p>
      <text:p text:style-name="P1"><text:s text:c="12"/>self.casilla = self.detras</text:p>
      <text:p text:style-name="P1"/>
      <text:p text:style-name="P1"><text:s text:c="4"/>def recursiva():</text:p>
      <text:p text:style-name="P1"><text:s text:c="8"/>pass</text:p>
      <text:p text:style-name="P1"/>
      <text:p text:style-name="P1">class tablero:</text:p>
      <text:p text:style-name="P1"><text:s text:c="4"/>def __init__(self, ):</text:p>
      <text:p text:style-name="P1"><text:s text:c="8"/>matriz = rellenar(fila,columna)</text:p>
      <text:p text:style-name="P1">'''</text:p>
      <text:p text:style-name="P1"/>
      <text:p text:style-name="P1">'''def comprobar():</text:p>
      <text:p text:style-name="P1"><text:s text:c="4"/>while(f&lt;</text:p>
      <text:p text:style-name="P1">'''</text:p>
      <text:p text:style-name="P1">print '''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</text:p>
      <text:p text:style-name="P1"><text:s text:c="4"/>┌───┬───┬───┬───┬───┬───┬───┬───┬───┬───┐ </text:p>
      <text:p text:style-name="P1">A <text:s text:c="2"/>│Aa │Ab │Ac │Ad │Ae │Af │Ag │Ah │Ai │Aj │ </text:p>
      <text:p text:style-name="P1"><text:s text:c="2"/>┌─┴─┬─┴─┬─┴─┬─┴─┬─┴─┬─┴─┬─┴─┬─┴─┬─┴─┬─┴─┬─┘ </text:p>
      <text:p text:style-name="P1">B │Ba │Bb │Bc │Bd │Be │Bf │Bg │Bh │Bi │Bj │ </text:p>
      <text:p text:style-name="P1"><text:s text:c="2"/>└─┬─┴─┬─┴─┬─┴─┬─┴─┬─┴─┬─┴─┬─┴─┬─┴─┬─┴─┬─┴─┐ </text:p>
      <text:p text:style-name="P1">C <text:s text:c="2"/>│Ca │Cb │Cc │Cd │Ce │Cf │Cg │Ch │Ci │Cj │ </text:p>
      <text:p text:style-name="P1"><text:s text:c="2"/>┌─┴─┬─┴─┬─┴─┬─┴─┬─┴─┬─┴─┬─┴─┬─┴─┬─┴─┬─┴─┬─┘ </text:p>
      <text:p text:style-name="P1">D │Da │Db │Dc │Dd │De │Df │Dg │Dh │Di │Dj │ </text:p>
      <text:p text:style-name="P1"><text:s text:c="2"/>└─┬─┴─┬─┴─┬─┴─┬─┴─┬─┴─┬─┴─┬─┴─┬─┴─┬─┴─┬─┴─┐ </text:p>
      <text:p text:style-name="P1"><text:soft-page-break/>E <text:s text:c="2"/>│Ea │Eb │Ec │Ed │Ee │Ef │Eg │Eh │Ei │Ej │ </text:p>
      <text:p text:style-name="P1"><text:s text:c="2"/>┌─┴─┬─┴─┬─┴─┬─┴─┬─┴─┬─┴─┬─┴─┬─┴─┬─┴─┬─┴─┬─┘ </text:p>
      <text:p text:style-name="P1">F │Fa │Fb │Fc │Fd │Fe │Ff │Fg │Fh │Fi │Fj │ </text:p>
      <text:p text:style-name="P1"><text:s text:c="2"/>└─┬─┴─┬─┴─┬─┴─┬─┴─┬─┴─┬─┴─┬─┴─┬─┴─┬─┴─┬─┴─┐ </text:p>
      <text:p text:style-name="P1">G <text:s text:c="2"/>│Ga │Gb │Gc │Gd │Ge │Gf │Gg │Gh │Gi │Gj │ </text:p>
      <text:p text:style-name="P1"><text:s text:c="2"/>┌─┴─┬─┴─┬─┴─┬─┴─┬─┴─┬─┴─┬─┴─┬─┴─┬─┴─┬─┴─┬─┘ </text:p>
      <text:p text:style-name="P1">H │Ha │Hb │Hc │Hd │He │Hf │Hg │Hh │Hi │Hj │ </text:p>
      <text:p text:style-name="P1"><text:s text:c="2"/>└─┬─┴─┬─┴─┬─┴─┬─┴─┬─┴─┬─┴─┬─┴─┬─┴─┬─┴─┬─┴─┐ </text:p>
      <text:p text:style-name="P1">I <text:s text:c="2"/>│Ia │Ib │Ic │Id │Ie │If │Ig │Ih │Ii │Ij │ </text:p>
      <text:p text:style-name="P1"><text:s text:c="4"/>└───┴───┴───┴───┴───┴───┴───┴───┴───┴───┘ </text:p>
      <text:p text:style-name="P1"/>
      <text:p text:style-name="P1"/>
      <text:p text:style-name="P1"/>
      <text:p text:style-name="P1">''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8:55:30.028289842</meta:creation-date>
    <dc:date>2018-03-14T19:01:45.993768256</dc:date>
    <meta:editing-duration>PT6M18S</meta:editing-duration>
    <meta:editing-cycles>1</meta:editing-cycles>
    <meta:document-statistic meta:table-count="0" meta:image-count="0" meta:object-count="0" meta:page-count="6" meta:paragraph-count="205" meta:word-count="999" meta:character-count="7135" meta:non-whitespace-character-count="5551"/>
    <meta:generator>LibreOffice/5.1.6.2$Linux_X86_64 LibreOffice_project/10m0$Build-2</meta:generator>
  </office:meta>
</office:document-meta>
</file>